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49.28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5.1mm"/>
    </style:style>
    <style:style style:name="co13" style:family="table-column">
      <style:table-column-properties fo:break-before="auto" style:column-width="25.98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37.31mm"/>
    </style:style>
    <style:style style:name="co16" style:family="table-column">
      <style:table-column-properties fo:break-before="auto" style:column-width="45.61mm"/>
    </style:style>
    <style:style style:name="co17" style:family="table-column">
      <style:table-column-properties fo:break-before="auto" style:column-width="30.13mm"/>
    </style:style>
    <style:style style:name="co18" style:family="table-column">
      <style:table-column-properties fo:break-before="auto" style:column-width="33.99mm"/>
    </style:style>
    <style:style style:name="co19" style:family="table-column">
      <style:table-column-properties fo:break-before="auto" style:column-width="27.64mm"/>
    </style:style>
    <style:style style:name="co20" style:family="table-column">
      <style:table-column-properties fo:break-before="auto" style:column-width="27.08mm"/>
    </style:style>
    <style:style style:name="co21" style:family="table-column">
      <style:table-column-properties fo:break-before="auto" style:column-width="38.12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48.47mm"/>
    </style:style>
    <style:style style:name="co24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m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+[5ms.B2]*[5ms.A2]" office:value-type="float" office:value="200000" calcext:value-type="float">
            <text:p>200000</text:p>
          </table:table-cell>
          <table:table-cell office:value-type="float" office:value="45.8239" calcext:value-type="float">
            <text:p>45,8239</text:p>
          </table:table-cell>
          <table:table-cell office:value-type="float" office:value="46.199" calcext:value-type="float">
            <text:p>46,199</text:p>
          </table:table-cell>
          <table:table-cell table:formula="of:=+[5ms.E2]-[5ms.D2]" office:value-type="float" office:value="0.375099999999996" calcext:value-type="float">
            <text:p>0,375099999999996</text:p>
          </table:table-cell>
          <table:table-cell table:formula="of:=+[5ms.F2]" office:value-type="float" office:value="0.375099999999996" calcext:value-type="float">
            <text:p>0,375099999999996</text:p>
          </table:table-cell>
          <table:table-cell table:formula="of:=+[5ms.G2]/[5ms.C2]" office:value-type="float" office:value="0.00000187549999999998" calcext:value-type="float">
            <text:p>1,87549999999998E-06</text:p>
          </table:table-cell>
          <table:table-cell table:formula="of:=+[5ms.H2]/(0.000001)" office:value-type="float" office:value="1.87549999999998" calcext:value-type="float">
            <text:p>1,87549999999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+[5ms.B3]*[5ms.A3]" office:value-type="float" office:value="200000" calcext:value-type="float">
            <text:p>200000</text:p>
          </table:table-cell>
          <table:table-cell office:value-type="float" office:value="45.8329" calcext:value-type="float">
            <text:p>45,8329</text:p>
          </table:table-cell>
          <table:table-cell office:value-type="float" office:value="46.1924" calcext:value-type="float">
            <text:p>46,1924</text:p>
          </table:table-cell>
          <table:table-cell table:formula="of:=+[5ms.E3]-[5ms.D3]" office:value-type="float" office:value="0.359499999999997" calcext:value-type="float">
            <text:p>0,359499999999997</text:p>
          </table:table-cell>
          <table:table-cell table:formula="of:=+[5ms.F3]" office:value-type="float" office:value="0.359499999999997" calcext:value-type="float">
            <text:p>0,359499999999997</text:p>
          </table:table-cell>
          <table:table-cell table:formula="of:=+[5ms.G3]/[5ms.C3]" office:value-type="float" office:value="0.00000179749999999999" calcext:value-type="float">
            <text:p>1,79749999999999E-06</text:p>
          </table:table-cell>
          <table:table-cell table:formula="of:=+[5ms.H3]/(0.000001)" office:value-type="float" office:value="1.79749999999999" calcext:value-type="float">
            <text:p>1,79749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+[5ms.B4]*[5ms.A4]" office:value-type="float" office:value="200000" calcext:value-type="float">
            <text:p>200000</text:p>
          </table:table-cell>
          <table:table-cell office:value-type="float" office:value="45.8251" calcext:value-type="float">
            <text:p>45,8251</text:p>
          </table:table-cell>
          <table:table-cell office:value-type="float" office:value="46.1982" calcext:value-type="float">
            <text:p>46,1982</text:p>
          </table:table-cell>
          <table:table-cell table:formula="of:=+[5ms.E4]-[5ms.D4]" office:value-type="float" office:value="0.373100000000001" calcext:value-type="float">
            <text:p>0,373100000000001</text:p>
          </table:table-cell>
          <table:table-cell table:formula="of:=+[5ms.F4]" office:value-type="float" office:value="0.373100000000001" calcext:value-type="float">
            <text:p>0,373100000000001</text:p>
          </table:table-cell>
          <table:table-cell table:formula="of:=+[5ms.G4]/[5ms.C4]" office:value-type="float" office:value="0.0000018655" calcext:value-type="float">
            <text:p>1,8655E-06</text:p>
          </table:table-cell>
          <table:table-cell table:formula="of:=+[5ms.H4]/(0.000001)" office:value-type="float" office:value="1.8655" calcext:value-type="float">
            <text:p>1,8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+[5ms.B5]*[5ms.A5]" office:value-type="float" office:value="200000" calcext:value-type="float">
            <text:p>200000</text:p>
          </table:table-cell>
          <table:table-cell office:value-type="float" office:value="45.8239" calcext:value-type="float">
            <text:p>45,8239</text:p>
          </table:table-cell>
          <table:table-cell office:value-type="float" office:value="46.2006" calcext:value-type="float">
            <text:p>46,2006</text:p>
          </table:table-cell>
          <table:table-cell table:formula="of:=+[5ms.E5]-[5ms.D5]" office:value-type="float" office:value="0.3767" calcext:value-type="float">
            <text:p>0,3767</text:p>
          </table:table-cell>
          <table:table-cell table:formula="of:=+[5ms.F5]" office:value-type="float" office:value="0.3767" calcext:value-type="float">
            <text:p>0,3767</text:p>
          </table:table-cell>
          <table:table-cell table:formula="of:=+[5ms.G5]/[5ms.C5]" office:value-type="float" office:value="0.0000018835" calcext:value-type="float">
            <text:p>1,8835E-06</text:p>
          </table:table-cell>
          <table:table-cell table:formula="of:=+[5ms.H5]/(0.000001)" office:value-type="float" office:value="1.8835" calcext:value-type="float">
            <text:p>1,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+[5ms.B6]*[5ms.A6]" office:value-type="float" office:value="200000" calcext:value-type="float">
            <text:p>200000</text:p>
          </table:table-cell>
          <table:table-cell office:value-type="float" office:value="45.8243" calcext:value-type="float">
            <text:p>45,8243</text:p>
          </table:table-cell>
          <table:table-cell office:value-type="float" office:value="46.1941" calcext:value-type="float">
            <text:p>46,1941</text:p>
          </table:table-cell>
          <table:table-cell table:formula="of:=+[5ms.E6]-[5ms.D6]" office:value-type="float" office:value="0.369799999999998" calcext:value-type="float">
            <text:p>0,369799999999998</text:p>
          </table:table-cell>
          <table:table-cell table:formula="of:=+[5ms.F6]" office:value-type="float" office:value="0.369799999999998" calcext:value-type="float">
            <text:p>0,369799999999998</text:p>
          </table:table-cell>
          <table:table-cell table:formula="of:=+[5ms.G6]/[5ms.C6]" office:value-type="float" office:value="0.00000184899999999999" calcext:value-type="float">
            <text:p>1,84899999999999E-06</text:p>
          </table:table-cell>
          <table:table-cell table:formula="of:=+[5ms.H6]/(0.000001)" office:value-type="float" office:value="1.84899999999999" calcext:value-type="float">
            <text:p>1,84899999999999</text:p>
          </table:table-cell>
        </table:table-row>
        <table:table-row table:style-name="ro1">
          <table:table-cell table:style-name="Default" table:number-columns-repeated="7"/>
          <table:table-cell table:style-name="Default" table:formula="of:=+AVERAGE([5ms.H2:.H6])" office:value-type="float" office:value="0.00000185419999999999" calcext:value-type="float">
            <text:p>1,85419999999999E-06</text:p>
          </table:table-cell>
          <table:table-cell table:style-name="Default" table:formula="of:=+AVERAGE([5ms.I2:.I6])" office:value-type="float" office:value="1.85419999999999" calcext:value-type="float">
            <text:p>1,85419999999999</text:p>
          </table:table-cell>
        </table:table-row>
      </table:table>
      <table:table table:name="7,5ms" table:style-name="ta1">
        <table:table-column table:style-name="co3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table:formula="of:=+['7,5ms'.B2]*['7,5ms'.A2]" office:value-type="float" office:value="75000" calcext:value-type="float">
            <text:p>75000</text:p>
          </table:table-cell>
          <table:table-cell office:value-type="float" office:value="45.8254" calcext:value-type="float">
            <text:p>45,8254</text:p>
          </table:table-cell>
          <table:table-cell office:value-type="float" office:value="45.9145" calcext:value-type="float">
            <text:p>45,9145</text:p>
          </table:table-cell>
          <table:table-cell table:formula="of:=+['7,5ms'.E2]-['7,5ms'.D2]" office:value-type="float" office:value="0.0890999999999949" calcext:value-type="float">
            <text:p>0,089099999999995</text:p>
          </table:table-cell>
          <table:table-cell table:formula="of:=+['7,5ms'.F2]" office:value-type="float" office:value="0.0890999999999949" calcext:value-type="float">
            <text:p>0,089099999999995</text:p>
          </table:table-cell>
          <table:table-cell table:formula="of:=+['7,5ms'.G2]/['7,5ms'.C2]" office:value-type="float" office:value="0.00000118799999999993" calcext:value-type="float">
            <text:p>1,18799999999993E-06</text:p>
          </table:table-cell>
          <table:table-cell table:formula="of:=+['7,5ms'.H2]/(0.000001)" office:value-type="float" office:value="1.18799999999993" calcext:value-type="float">
            <text:p>1,18799999999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table:formula="of:=+['7,5ms'.B3]*['7,5ms'.A3]" office:value-type="float" office:value="150000" calcext:value-type="float">
            <text:p>150000</text:p>
          </table:table-cell>
          <table:table-cell office:value-type="float" office:value="45.8252" calcext:value-type="float">
            <text:p>45,8252</text:p>
          </table:table-cell>
          <table:table-cell office:value-type="float" office:value="46.0067" calcext:value-type="float">
            <text:p>46,0067</text:p>
          </table:table-cell>
          <table:table-cell table:formula="of:=+['7,5ms'.E3]-['7,5ms'.D3]" office:value-type="float" office:value="0.1815" calcext:value-type="float">
            <text:p>0,1815</text:p>
          </table:table-cell>
          <table:table-cell table:formula="of:=+['7,5ms'.F3]" office:value-type="float" office:value="0.1815" calcext:value-type="float">
            <text:p>0,1815</text:p>
          </table:table-cell>
          <table:table-cell table:formula="of:=+['7,5ms'.G3]/['7,5ms'.C3]" office:value-type="float" office:value="0.00000121" calcext:value-type="float">
            <text:p>1,21E-06</text:p>
          </table:table-cell>
          <table:table-cell table:formula="of:=+['7,5ms'.H3]/(0.000001)" office:value-type="float" office:value="1.21" calcext:value-type="float">
            <text:p>1,21</text:p>
          </table:table-cell>
        </table:table-row>
        <table:table-row table:style-name="ro1">
          <table:table-cell table:style-name="Default" table:number-columns-repeated="8"/>
          <table:table-cell table:style-name="Default" table:formula="of:=+AVERAGE([.I2:.I3])" office:value-type="float" office:value="1.19899999999997" calcext:value-type="float">
            <text:p>1,19899999999997</text:p>
          </table:table-cell>
        </table:table-row>
      </table:table>
      <table:table table:name="10m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table:style-name="ce2"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4" table:formula="of:=+[10ms.B2]*[10ms.A2]" office:value-type="float" office:value="400000" calcext:value-type="float">
            <text:p>400000</text:p>
          </table:table-cell>
          <table:table-cell table:style-name="ce4" office:value-type="float" office:value="45.8251" calcext:value-type="float">
            <text:p>45,8251</text:p>
          </table:table-cell>
          <table:table-cell table:style-name="ce4" office:value-type="float" office:value="46.0719" calcext:value-type="float">
            <text:p>46,0719</text:p>
          </table:table-cell>
          <table:table-cell table:style-name="ce4" table:formula="of:=+[10ms.E2]-[10ms.D2]" office:value-type="float" office:value="0.2468" calcext:value-type="float">
            <text:p>0,2468</text:p>
          </table:table-cell>
          <table:table-cell table:style-name="ce4" table:formula="of:=+[10ms.F2]" office:value-type="float" office:value="0.2468" calcext:value-type="float">
            <text:p>0,2468</text:p>
          </table:table-cell>
          <table:table-cell table:style-name="ce4" table:formula="of:=+[10ms.G2]/[10ms.C2]" office:value-type="float" office:value="0.000000617000000000001" calcext:value-type="float">
            <text:p>6,17000000000001E-07</text:p>
          </table:table-cell>
          <table:table-cell table:style-name="ce4" table:formula="of:=+[10ms.H2]/(0.000001)" office:value-type="float" office:value="0.617000000000001" calcext:value-type="float">
            <text:p>0,61700000000000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table:formula="of:=+[10ms.B3]*[10ms.A3]" office:value-type="float" office:value="4000000" calcext:value-type="float">
            <text:p>4000000</text:p>
          </table:table-cell>
          <table:table-cell table:style-name="ce4" office:value-type="float" office:value="45.8229" calcext:value-type="float">
            <text:p>45,8229</text:p>
          </table:table-cell>
          <table:table-cell table:style-name="ce4" office:value-type="float" office:value="48.368" calcext:value-type="float">
            <text:p>48,368</text:p>
          </table:table-cell>
          <table:table-cell table:style-name="ce4" table:formula="of:=+[10ms.E3]-[10ms.D3]" office:value-type="float" office:value="2.5451" calcext:value-type="float">
            <text:p>2,5451</text:p>
          </table:table-cell>
          <table:table-cell table:style-name="ce4" table:formula="of:=+[10ms.F3]" office:value-type="float" office:value="2.5451" calcext:value-type="float">
            <text:p>2,5451</text:p>
          </table:table-cell>
          <table:table-cell table:style-name="ce4" table:formula="of:=+[10ms.G3]/[10ms.C3]" office:value-type="float" office:value="0.000000636275000000001" calcext:value-type="float">
            <text:p>6,36275000000001E-07</text:p>
          </table:table-cell>
          <table:table-cell table:style-name="ce4" table:formula="of:=+[10ms.H3]/(0.000001)" office:value-type="float" office:value="0.636275000000001" calcext:value-type="float">
            <text:p>0,63627500000000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table:formula="of:=+[10ms.B4]*[10ms.A4]" office:value-type="float" office:value="400000" calcext:value-type="float">
            <text:p>400000</text:p>
          </table:table-cell>
          <table:table-cell table:style-name="ce4" office:value-type="float" office:value="45.8263" calcext:value-type="float">
            <text:p>45,8263</text:p>
          </table:table-cell>
          <table:table-cell table:style-name="ce4" office:value-type="float" office:value="46.1851" calcext:value-type="float">
            <text:p>46,1851</text:p>
          </table:table-cell>
          <table:table-cell table:style-name="ce4" table:formula="of:=+[10ms.E4]-[10ms.D4]" office:value-type="float" office:value="0.358799999999995" calcext:value-type="float">
            <text:p>0,358799999999995</text:p>
          </table:table-cell>
          <table:table-cell table:style-name="ce4" table:formula="of:=+[10ms.F4]" office:value-type="float" office:value="0.358799999999995" calcext:value-type="float">
            <text:p>0,358799999999995</text:p>
          </table:table-cell>
          <table:table-cell table:style-name="ce4" table:formula="of:=+[10ms.G4]/[10ms.C4]" office:value-type="float" office:value="0.000000896999999999988" calcext:value-type="float">
            <text:p>8,96999999999988E-07</text:p>
          </table:table-cell>
          <table:table-cell table:style-name="ce4" table:formula="of:=+[10ms.H4]/(0.000001)" office:value-type="float" office:value="0.896999999999988" calcext:value-type="float">
            <text:p>0,896999999999988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table:formula="of:=+[10ms.B5]*[10ms.A5]" office:value-type="float" office:value="400000" calcext:value-type="float">
            <text:p>400000</text:p>
          </table:table-cell>
          <table:table-cell table:style-name="ce4" office:value-type="float" office:value="45.8267" calcext:value-type="float">
            <text:p>45,8267</text:p>
          </table:table-cell>
          <table:table-cell table:style-name="ce4" office:value-type="float" office:value="46.1618" calcext:value-type="float">
            <text:p>46,1618</text:p>
          </table:table-cell>
          <table:table-cell table:style-name="ce4" table:formula="of:=+[10ms.E5]-[10ms.D5]" office:value-type="float" office:value="0.335099999999997" calcext:value-type="float">
            <text:p>0,335099999999997</text:p>
          </table:table-cell>
          <table:table-cell table:style-name="ce4" table:formula="of:=+[10ms.F5]" office:value-type="float" office:value="0.335099999999997" calcext:value-type="float">
            <text:p>0,335099999999997</text:p>
          </table:table-cell>
          <table:table-cell table:style-name="ce4" table:formula="of:=+[10ms.G5]/[10ms.C5]" office:value-type="float" office:value="0.000000837749999999993" calcext:value-type="float">
            <text:p>8,37749999999993E-07</text:p>
          </table:table-cell>
          <table:table-cell table:style-name="ce4" table:formula="of:=+[10ms.H5]/(0.000001)" office:value-type="float" office:value="0.837749999999993" calcext:value-type="float">
            <text:p>0,837749999999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+[10ms.B6]*[10ms.A6]" office:value-type="float" office:value="400000" calcext:value-type="float">
            <text:p>400000</text:p>
          </table:table-cell>
          <table:table-cell office:value-type="float" office:value="45.8234" calcext:value-type="float">
            <text:p>45,8234</text:p>
          </table:table-cell>
          <table:table-cell office:value-type="float" office:value="46.1851" calcext:value-type="float">
            <text:p>46,1851</text:p>
          </table:table-cell>
          <table:table-cell table:formula="of:=+[10ms.E6]-[10ms.D6]" office:value-type="float" office:value="0.361699999999999" calcext:value-type="float">
            <text:p>0,361699999999999</text:p>
          </table:table-cell>
          <table:table-cell table:formula="of:=+[10ms.F6]" office:value-type="float" office:value="0.361699999999999" calcext:value-type="float">
            <text:p>0,361699999999999</text:p>
          </table:table-cell>
          <table:table-cell table:formula="of:=+[10ms.G6]/[10ms.C6]" office:value-type="float" office:value="0.000000904249999999998" calcext:value-type="float">
            <text:p>9,04249999999998E-07</text:p>
          </table:table-cell>
          <table:table-cell table:formula="of:=+[10ms.H6]/(0.000001)" office:value-type="float" office:value="0.904249999999998" calcext:value-type="float">
            <text:p>0,904249999999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+[10ms.B7]*[10ms.A7]" office:value-type="float" office:value="400000" calcext:value-type="float">
            <text:p>400000</text:p>
          </table:table-cell>
          <table:table-cell office:value-type="float" office:value="45.8331" calcext:value-type="float">
            <text:p>45,8331</text:p>
          </table:table-cell>
          <table:table-cell office:value-type="float" office:value="46.2008" calcext:value-type="float">
            <text:p>46,2008</text:p>
          </table:table-cell>
          <table:table-cell table:formula="of:=+[10ms.E7]-[10ms.D7]" office:value-type="float" office:value="0.367699999999999" calcext:value-type="float">
            <text:p>0,367699999999999</text:p>
          </table:table-cell>
          <table:table-cell table:formula="of:=+[10ms.F7]" office:value-type="float" office:value="0.367699999999999" calcext:value-type="float">
            <text:p>0,367699999999999</text:p>
          </table:table-cell>
          <table:table-cell table:formula="of:=+[10ms.G7]/[10ms.C7]" office:value-type="float" office:value="0.000000919249999999998" calcext:value-type="float">
            <text:p>9,19249999999998E-07</text:p>
          </table:table-cell>
          <table:table-cell table:formula="of:=+[10ms.H7]/(0.000001)" office:value-type="float" office:value="0.919249999999998" calcext:value-type="float">
            <text:p>0,919249999999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+[10ms.B8]*[10ms.A8]" office:value-type="float" office:value="400000" calcext:value-type="float">
            <text:p>400000</text:p>
          </table:table-cell>
          <table:table-cell office:value-type="float" office:value="45.8254" calcext:value-type="float">
            <text:p>45,8254</text:p>
          </table:table-cell>
          <table:table-cell office:value-type="float" office:value="46.19" calcext:value-type="float">
            <text:p>46,19</text:p>
          </table:table-cell>
          <table:table-cell table:formula="of:=+[10ms.E8]-[10ms.D8]" office:value-type="float" office:value="0.364599999999996" calcext:value-type="float">
            <text:p>0,364599999999996</text:p>
          </table:table-cell>
          <table:table-cell table:formula="of:=+[10ms.F8]" office:value-type="float" office:value="0.364599999999996" calcext:value-type="float">
            <text:p>0,364599999999996</text:p>
          </table:table-cell>
          <table:table-cell table:formula="of:=+[10ms.G8]/[10ms.C8]" office:value-type="float" office:value="0.00000091149999999999" calcext:value-type="float">
            <text:p>9,1149999999999E-07</text:p>
          </table:table-cell>
          <table:table-cell table:formula="of:=+[10ms.H8]/(0.000001)" office:value-type="float" office:value="0.91149999999999" calcext:value-type="float">
            <text:p>0,9114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+[10ms.B9]*[10ms.A9]" office:value-type="float" office:value="400000" calcext:value-type="float">
            <text:p>400000</text:p>
          </table:table-cell>
          <table:table-cell office:value-type="float" office:value="45.8254" calcext:value-type="float">
            <text:p>45,8254</text:p>
          </table:table-cell>
          <table:table-cell office:value-type="float" office:value="46.1963" calcext:value-type="float">
            <text:p>46,1963</text:p>
          </table:table-cell>
          <table:table-cell table:formula="of:=+[10ms.E9]-[10ms.D9]" office:value-type="float" office:value="0.370899999999999" calcext:value-type="float">
            <text:p>0,370899999999999</text:p>
          </table:table-cell>
          <table:table-cell table:formula="of:=+[10ms.F9]" office:value-type="float" office:value="0.370899999999999" calcext:value-type="float">
            <text:p>0,370899999999999</text:p>
          </table:table-cell>
          <table:table-cell table:formula="of:=+[10ms.G9]/[10ms.C9]" office:value-type="float" office:value="0.000000927249999999997" calcext:value-type="float">
            <text:p>9,27249999999997E-07</text:p>
          </table:table-cell>
          <table:table-cell table:formula="of:=+[10ms.H9]/(0.000001)" office:value-type="float" office:value="0.927249999999997" calcext:value-type="float">
            <text:p>0,9272499999999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formula="of:=+[10ms.B10]*[10ms.A10]" office:value-type="float" office:value="400000" calcext:value-type="float">
            <text:p>400000</text:p>
          </table:table-cell>
          <table:table-cell office:value-type="float" office:value="45.8233" calcext:value-type="float">
            <text:p>45,8233</text:p>
          </table:table-cell>
          <table:table-cell office:value-type="float" office:value="46.1915" calcext:value-type="float">
            <text:p>46,1915</text:p>
          </table:table-cell>
          <table:table-cell table:formula="of:=+[10ms.E10]-[10ms.D10]" office:value-type="float" office:value="0.368199999999995" calcext:value-type="float">
            <text:p>0,368199999999995</text:p>
          </table:table-cell>
          <table:table-cell table:formula="of:=+[10ms.F10]" office:value-type="float" office:value="0.368199999999995" calcext:value-type="float">
            <text:p>0,368199999999995</text:p>
          </table:table-cell>
          <table:table-cell table:formula="of:=+[10ms.G10]/[10ms.C10]" office:value-type="float" office:value="0.000000920499999999986" calcext:value-type="float">
            <text:p>9,20499999999986E-07</text:p>
          </table:table-cell>
          <table:table-cell table:formula="of:=+[10ms.H10]/(0.000001)" office:value-type="float" office:value="0.920499999999986" calcext:value-type="float">
            <text:p>0,920499999999986</text:p>
          </table:table-cell>
        </table:table-row>
        <table:table-row table:style-name="ro1">
          <table:table-cell table:number-columns-repeated="7"/>
          <table:table-cell table:formula="of:=+AVERAGE([10ms.H6:.H10])" office:value-type="float" office:value="0.000000916549999999994" calcext:value-type="float">
            <text:p>9,16549999999994E-07</text:p>
          </table:table-cell>
          <table:table-cell table:formula="of:=+AVERAGE([10ms.I6:.I10])" office:value-type="float" office:value="0.916549999999994" calcext:value-type="float">
            <text:p>0,916549999999994</text:p>
          </table:table-cell>
        </table:table-row>
      </table:table>
      <table:table table:name="20ms" table:style-name="ta1">
        <table:table-column table:style-name="co21" table:default-cell-style-name="ce3"/>
        <table:table-column table:style-name="co22" table:default-cell-style-name="ce3"/>
        <table:table-column table:style-name="co3" table:default-cell-style-name="ce3"/>
        <table:table-column table:style-name="co10" table:default-cell-style-name="ce3"/>
        <table:table-column table:style-name="co23" table:default-cell-style-name="ce3"/>
        <table:table-column table:style-name="co3" table:number-columns-repeated="4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table:formula="of:=+[20ms.B2]*[20ms.A2]" office:value-type="float" office:value="800000" calcext:value-type="float">
            <text:p>800000</text:p>
          </table:table-cell>
          <table:table-cell office:value-type="float" office:value="45.8241" calcext:value-type="float">
            <text:p>45,8241</text:p>
          </table:table-cell>
          <table:table-cell office:value-type="float" office:value="46.1738" calcext:value-type="float">
            <text:p>46,1738</text:p>
          </table:table-cell>
          <table:table-cell table:formula="of:=+[20ms.E2]-[20ms.D2]" office:value-type="float" office:value="0.349699999999999" calcext:value-type="float">
            <text:p>0,349699999999999</text:p>
          </table:table-cell>
          <table:table-cell table:formula="of:=+[20ms.F2]" office:value-type="float" office:value="0.349699999999999" calcext:value-type="float">
            <text:p>0,349699999999999</text:p>
          </table:table-cell>
          <table:table-cell table:formula="of:=+[20ms.G2]/[20ms.C2]" office:value-type="float" office:value="0.000000437124999999998" calcext:value-type="float">
            <text:p>4,37124999999998E-07</text:p>
          </table:table-cell>
          <table:table-cell table:formula="of:=+[20ms.H2]/(0.000001)" office:value-type="float" office:value="0.437124999999998" calcext:value-type="float">
            <text:p>0,437124999999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table:formula="of:=+[20ms.B3]*[20ms.A3]" office:value-type="float" office:value="800000" calcext:value-type="float">
            <text:p>800000</text:p>
          </table:table-cell>
          <table:table-cell office:value-type="float" office:value="45.8244" calcext:value-type="float">
            <text:p>45,8244</text:p>
          </table:table-cell>
          <table:table-cell office:value-type="float" office:value="46.1708" calcext:value-type="float">
            <text:p>46,1708</text:p>
          </table:table-cell>
          <table:table-cell table:formula="of:=+[20ms.E3]-[20ms.D3]" office:value-type="float" office:value="0.346400000000003" calcext:value-type="float">
            <text:p>0,346400000000003</text:p>
          </table:table-cell>
          <table:table-cell table:formula="of:=+[20ms.F3]" office:value-type="float" office:value="0.346400000000003" calcext:value-type="float">
            <text:p>0,346400000000003</text:p>
          </table:table-cell>
          <table:table-cell table:formula="of:=+[20ms.G3]/[20ms.C3]" office:value-type="float" office:value="0.000000433000000000003" calcext:value-type="float">
            <text:p>4,33000000000003E-07</text:p>
          </table:table-cell>
          <table:table-cell table:formula="of:=+[20ms.H3]/(0.000001)" office:value-type="float" office:value="0.433000000000003" calcext:value-type="float">
            <text:p>0,4330000000000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table:formula="of:=+[20ms.B4]*[20ms.A4]" office:value-type="float" office:value="800000" calcext:value-type="float">
            <text:p>800000</text:p>
          </table:table-cell>
          <table:table-cell office:value-type="float" office:value="45.825" calcext:value-type="float">
            <text:p>45,825</text:p>
          </table:table-cell>
          <table:table-cell office:value-type="float" office:value="46.178" calcext:value-type="float">
            <text:p>46,178</text:p>
          </table:table-cell>
          <table:table-cell table:formula="of:=+[20ms.E4]-[20ms.D4]" office:value-type="float" office:value="0.352999999999994" calcext:value-type="float">
            <text:p>0,352999999999994</text:p>
          </table:table-cell>
          <table:table-cell table:formula="of:=+[20ms.F4]" office:value-type="float" office:value="0.352999999999994" calcext:value-type="float">
            <text:p>0,352999999999994</text:p>
          </table:table-cell>
          <table:table-cell table:formula="of:=+[20ms.G4]/[20ms.C4]" office:value-type="float" office:value="0.000000441249999999993" calcext:value-type="float">
            <text:p>4,41249999999993E-07</text:p>
          </table:table-cell>
          <table:table-cell table:formula="of:=+[20ms.H4]/(0.000001)" office:value-type="float" office:value="0.441249999999993" calcext:value-type="float">
            <text:p>0,441249999999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table:formula="of:=+[20ms.B5]*[20ms.A5]" office:value-type="float" office:value="800000" calcext:value-type="float">
            <text:p>800000</text:p>
          </table:table-cell>
          <table:table-cell table:number-columns-repeated="2"/>
          <table:table-cell table:formula="of:=+[20ms.E5]-[20ms.D5]" office:value-type="float" office:value="0" calcext:value-type="float">
            <text:p>0</text:p>
          </table:table-cell>
          <table:table-cell table:formula="of:=+[20ms.F5]" office:value-type="float" office:value="0" calcext:value-type="float">
            <text:p>0</text:p>
          </table:table-cell>
          <table:table-cell table:formula="of:=+[20ms.G5]/[20ms.C5]" office:value-type="float" office:value="0" calcext:value-type="float">
            <text:p>0</text:p>
          </table:table-cell>
          <table:table-cell table:formula="of:=+[20ms.H5]/(0.00000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table:formula="of:=+[20ms.B6]*[20ms.A6]" office:value-type="float" office:value="800000" calcext:value-type="float">
            <text:p>800000</text:p>
          </table:table-cell>
          <table:table-cell table:number-columns-repeated="2"/>
          <table:table-cell table:formula="of:=+[20ms.E6]-[20ms.D6]" office:value-type="float" office:value="0" calcext:value-type="float">
            <text:p>0</text:p>
          </table:table-cell>
          <table:table-cell table:formula="of:=+[20ms.F6]" office:value-type="float" office:value="0" calcext:value-type="float">
            <text:p>0</text:p>
          </table:table-cell>
          <table:table-cell table:formula="of:=+[20ms.G6]/[20ms.C6]" office:value-type="float" office:value="0" calcext:value-type="float">
            <text:p>0</text:p>
          </table:table-cell>
          <table:table-cell table:formula="of:=+[20ms.H6]/(0.000001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style-name="Default" table:formula="of:=+AVERAGE([20ms.H2:.H4])" office:value-type="float" office:value="0.000000437124999999998" calcext:value-type="float">
            <text:p>4,37124999999998E-07</text:p>
          </table:table-cell>
          <table:table-cell table:style-name="Default" table:formula="of:=+AVERAGE([20ms.I2:.I4])" office:value-type="float" office:value="0.437124999999998" calcext:value-type="float">
            <text:p>0,437124999999998</text:p>
          </table:table-cell>
        </table:table-row>
      </table:table>
      <table:table table:name="25ms" table:style-name="ta1">
        <table:table-column table:style-name="co3" table:number-columns-repeated="9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table:formula="of:=+[25ms.B2]*[25ms.A2]" office:value-type="float" office:value="1000000" calcext:value-type="float">
            <text:p>1000000</text:p>
          </table:table-cell>
          <table:table-cell office:value-type="float" office:value="45.8245" calcext:value-type="float">
            <text:p>45,8245</text:p>
          </table:table-cell>
          <table:table-cell office:value-type="float" office:value="46.1706" calcext:value-type="float">
            <text:p>46,1706</text:p>
          </table:table-cell>
          <table:table-cell table:formula="of:=+[25ms.E2]-[25ms.D2]" office:value-type="float" office:value="0.3461" calcext:value-type="float">
            <text:p>0,3461</text:p>
          </table:table-cell>
          <table:table-cell table:formula="of:=+[25ms.F2]" office:value-type="float" office:value="0.3461" calcext:value-type="float">
            <text:p>0,3461</text:p>
          </table:table-cell>
          <table:table-cell table:formula="of:=+[25ms.G2]/[25ms.C2]" office:value-type="float" office:value="0.0000003461" calcext:value-type="float">
            <text:p>3,461E-07</text:p>
          </table:table-cell>
          <table:table-cell table:formula="of:=+[25ms.H2]/(0.000001)" office:value-type="float" office:value="0.3461" calcext:value-type="float">
            <text:p>0,34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table:formula="of:=+[.B3]*[.A3]" office:value-type="float" office:value="100000" calcext:value-type="float">
            <text:p>100000</text:p>
          </table:table-cell>
          <table:table-cell office:value-type="float" office:value="45.8248" calcext:value-type="float">
            <text:p>45,8248</text:p>
          </table:table-cell>
          <table:table-cell office:value-type="float" office:value="45.8625" calcext:value-type="float">
            <text:p>45,8625</text:p>
          </table:table-cell>
          <table:table-cell table:formula="of:=+[25ms.E3]-[25ms.D3]" office:value-type="float" office:value="0.0376999999999938" calcext:value-type="float">
            <text:p>0,037699999999994</text:p>
          </table:table-cell>
          <table:table-cell table:formula="of:=+[25ms.F3]" office:value-type="float" office:value="0.0376999999999938" calcext:value-type="float">
            <text:p>0,037699999999994</text:p>
          </table:table-cell>
          <table:table-cell table:formula="of:=+[25ms.G3]/[25ms.C3]" office:value-type="float" office:value="0.000000376999999999938" calcext:value-type="float">
            <text:p>3,76999999999938E-07</text:p>
          </table:table-cell>
          <table:table-cell table:formula="of:=+[25ms.H3]/(0.000001)" office:value-type="float" office:value="0.376999999999938" calcext:value-type="float">
            <text:p>0,37699999999993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+[25ms.E4]-[25ms.D4]" office:value-type="float" office:value="0" calcext:value-type="float">
            <text:p>0</text:p>
          </table:table-cell>
          <table:table-cell table:formula="of:=+[25ms.F4]" office:value-type="float" office:value="0" calcext:value-type="float">
            <text:p>0</text:p>
          </table:table-cell>
          <table:table-cell table:formula="of:=+[25ms.G4]/[25ms.C4]" office:value-type="string" office:string-value="" calcext:value-type="error">
            <text:p>#DIV/0!</text:p>
          </table:table-cell>
          <table:table-cell table:formula="of:=+[25ms.H4]/(0.000001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+AVERAGE([.I2:.I3])" office:value-type="float" office:value="0.361549999999969" calcext:value-type="float">
            <text:p>0,361549999999969</text:p>
          </table:table-cell>
        </table:table-row>
      </table:table>
      <table:table table:name="35ms" table:style-name="ta1">
        <table:table-column table:style-name="co3" table:number-columns-repeated="9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0" calcext:value-type="float">
            <text:p>2000</text:p>
          </table:table-cell>
          <table:table-cell table:formula="of:=+[35ms.B2]*[35ms.A2]" office:value-type="float" office:value="140000" calcext:value-type="float">
            <text:p>140000</text:p>
          </table:table-cell>
          <table:table-cell office:value-type="float" office:value="45.825" calcext:value-type="float">
            <text:p>45,825</text:p>
          </table:table-cell>
          <table:table-cell office:value-type="float" office:value="45.8604" calcext:value-type="float">
            <text:p>45,8604</text:p>
          </table:table-cell>
          <table:table-cell table:formula="of:=+[35ms.E2]-[35ms.D2]" office:value-type="float" office:value="0.0353999999999957" calcext:value-type="float">
            <text:p>0,035399999999996</text:p>
          </table:table-cell>
          <table:table-cell table:formula="of:=+[35ms.F2]" office:value-type="float" office:value="0.0353999999999957" calcext:value-type="float">
            <text:p>0,035399999999996</text:p>
          </table:table-cell>
          <table:table-cell table:formula="of:=+[35ms.G2]/[35ms.C2]" office:value-type="float" office:value="0.000000252857142857112" calcext:value-type="float">
            <text:p>2,52857142857112E-07</text:p>
          </table:table-cell>
          <table:table-cell table:formula="of:=+[35ms.H2]/(0.000001)" office:value-type="float" office:value="0.252857142857112" calcext:value-type="float">
            <text:p>0,2528571428571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table:formula="of:=+[.B3]*[.A3]" office:value-type="float" office:value="350000" calcext:value-type="float">
            <text:p>350000</text:p>
          </table:table-cell>
          <table:table-cell office:value-type="float" office:value="45.8251" calcext:value-type="float">
            <text:p>45,8251</text:p>
          </table:table-cell>
          <table:table-cell office:value-type="float" office:value="45.9099" calcext:value-type="float">
            <text:p>45,9099</text:p>
          </table:table-cell>
          <table:table-cell table:formula="of:=+[35ms.E3]-[35ms.D3]" office:value-type="float" office:value="0.0848000000000013" calcext:value-type="float">
            <text:p>0,084800000000001</text:p>
          </table:table-cell>
          <table:table-cell table:formula="of:=+[35ms.F3]" office:value-type="float" office:value="0.0848000000000013" calcext:value-type="float">
            <text:p>0,084800000000001</text:p>
          </table:table-cell>
          <table:table-cell table:formula="of:=+[35ms.G3]/[35ms.C3]" office:value-type="float" office:value="0.000000242285714285718" calcext:value-type="float">
            <text:p>2,42285714285718E-07</text:p>
          </table:table-cell>
          <table:table-cell table:formula="of:=+[35ms.H3]/(0.000001)" office:value-type="float" office:value="0.242285714285718" calcext:value-type="float">
            <text:p>0,24228571428571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+[35ms.E4]-[35ms.D4]" office:value-type="float" office:value="0" calcext:value-type="float">
            <text:p>0</text:p>
          </table:table-cell>
          <table:table-cell table:formula="of:=+[35ms.F4]" office:value-type="float" office:value="0" calcext:value-type="float">
            <text:p>0</text:p>
          </table:table-cell>
          <table:table-cell table:formula="of:=+[35ms.G4]/[35ms.C4]" office:value-type="string" office:string-value="" calcext:value-type="error">
            <text:p>#DIV/0!</text:p>
          </table:table-cell>
          <table:table-cell table:formula="of:=+[35ms.H4]/(0.000001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+[35ms.E5]-[35ms.D5]" office:value-type="float" office:value="0" calcext:value-type="float">
            <text:p>0</text:p>
          </table:table-cell>
          <table:table-cell table:formula="of:=+[35ms.F5]" office:value-type="float" office:value="0" calcext:value-type="float">
            <text:p>0</text:p>
          </table:table-cell>
          <table:table-cell table:formula="of:=+[35ms.G5]/[35ms.C5]" office:value-type="string" office:string-value="" calcext:value-type="error">
            <text:p>#DIV/0!</text:p>
          </table:table-cell>
          <table:table-cell table:formula="of:=+[35ms.H5]/(0.000001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+[35ms.E6]-[35ms.D6]" office:value-type="float" office:value="0" calcext:value-type="float">
            <text:p>0</text:p>
          </table:table-cell>
          <table:table-cell table:formula="of:=+[35ms.F6]" office:value-type="float" office:value="0" calcext:value-type="float">
            <text:p>0</text:p>
          </table:table-cell>
          <table:table-cell table:formula="of:=+[35ms.G6]/[35ms.C6]" office:value-type="string" office:string-value="" calcext:value-type="error">
            <text:p>#DIV/0!</text:p>
          </table:table-cell>
          <table:table-cell table:formula="of:=+[35ms.H6]/(0.000001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  <table:table-cell table:style-name="Default" table:formula="of:=+AVERAGE([.I2:.I3])" office:value-type="float" office:value="0.247571428571415" calcext:value-type="float">
            <text:p>0,247571428571415</text:p>
          </table:table-cell>
        </table:table-row>
      </table:table>
      <table:table table:name="45ms" table:style-name="ta1">
        <table:table-column table:style-name="co3" table:number-columns-repeated="9" table:default-cell-style-name="ce3"/>
        <table:table-row table:style-name="ro1">
          <table:table-cell office:value-type="string" calcext:value-type="string">
            <text:p>DuraciónPaso (ms)</text:p>
          </table:table-cell>
          <table:table-cell office:value-type="string" calcext:value-type="string">
            <text:p>NúmeroPasos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MasaCristalizador (g)</text:p>
          </table:table-cell>
          <table:table-cell office:value-type="string" calcext:value-type="string">
            <text:p>MasaCristalizadorAgua (g)</text:p>
          </table:table-cell>
          <table:table-cell office:value-type="string" calcext:value-type="string">
            <text:p>MasaAgua (g)</text:p>
          </table:table-cell>
          <table:table-cell office:value-type="string" calcext:value-type="string">
            <text:p>VolumenAgua (ml)</text:p>
          </table:table-cell>
          <table:table-cell office:value-type="string" calcext:value-type="string">
            <text:p>Caudal (ml/ms)</text:p>
          </table:table-cell>
          <table:table-cell office:value-type="string" calcext:value-type="string">
            <text:p>Caudal (ul/s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table:formula="of:=+[45ms.B2]*[45ms.A2]" office:value-type="float" office:value="450000" calcext:value-type="float">
            <text:p>450000</text:p>
          </table:table-cell>
          <table:table-cell office:value-type="float" office:value="45.8248" calcext:value-type="float">
            <text:p>45,8248</text:p>
          </table:table-cell>
          <table:table-cell office:value-type="float" office:value="45.9059" calcext:value-type="float">
            <text:p>45,9059</text:p>
          </table:table-cell>
          <table:table-cell table:formula="of:=+[45ms.E2]-[45ms.D2]" office:value-type="float" office:value="0.0810999999999993" calcext:value-type="float">
            <text:p>0,081099999999999</text:p>
          </table:table-cell>
          <table:table-cell table:formula="of:=+[45ms.F2]" office:value-type="float" office:value="0.0810999999999993" calcext:value-type="float">
            <text:p>0,081099999999999</text:p>
          </table:table-cell>
          <table:table-cell table:formula="of:=+[45ms.G2]/[45ms.C2]" office:value-type="float" office:value="0.000000180222222222221" calcext:value-type="float">
            <text:p>1,80222222222221E-07</text:p>
          </table:table-cell>
          <table:table-cell table:formula="of:=+[45ms.H2]/(0.000001)" office:value-type="float" office:value="0.180222222222221" calcext:value-type="float">
            <text:p>0,1802222222222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0" calcext:value-type="float">
            <text:p>2000</text:p>
          </table:table-cell>
          <table:table-cell table:formula="of:=+[45ms.B3]*[45ms.A3]" office:value-type="float" office:value="180000" calcext:value-type="float">
            <text:p>180000</text:p>
          </table:table-cell>
          <table:table-cell office:value-type="float" office:value="45.824" calcext:value-type="float">
            <text:p>45,824</text:p>
          </table:table-cell>
          <table:table-cell office:value-type="float" office:value="45.866" calcext:value-type="float">
            <text:p>45,866</text:p>
          </table:table-cell>
          <table:table-cell table:formula="of:=+[45ms.E3]-[45ms.D3]" office:value-type="float" office:value="0.0420000000000016" calcext:value-type="float">
            <text:p>0,042000000000002</text:p>
          </table:table-cell>
          <table:table-cell table:formula="of:=+[45ms.F3]" office:value-type="float" office:value="0.0420000000000016" calcext:value-type="float">
            <text:p>0,042000000000002</text:p>
          </table:table-cell>
          <table:table-cell table:formula="of:=+[45ms.G3]/[45ms.C3]" office:value-type="float" office:value="0.000000233333333333342" calcext:value-type="float">
            <text:p>2,33333333333342E-07</text:p>
          </table:table-cell>
          <table:table-cell table:formula="of:=+[45ms.H3]/(0.000001)" office:value-type="float" office:value="0.233333333333342" calcext:value-type="float">
            <text:p>0,233333333333342</text:p>
          </table:table-cell>
        </table:table-row>
        <table:table-row table:style-name="ro1">
          <table:table-cell table:number-columns-repeated="2"/>
          <table:table-cell table:formula="of:=+[45ms.B4]*[45ms.A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45ms.E4]-[45ms.D4]" office:value-type="float" office:value="0" calcext:value-type="float">
            <text:p>0</text:p>
          </table:table-cell>
          <table:table-cell table:formula="of:=+[45ms.F4]" office:value-type="float" office:value="0" calcext:value-type="float">
            <text:p>0</text:p>
          </table:table-cell>
          <table:table-cell table:formula="of:=+[45ms.G4]/[45ms.C4]" office:value-type="string" office:string-value="" calcext:value-type="error">
            <text:p>#DIV/0!</text:p>
          </table:table-cell>
          <table:table-cell table:formula="of:=+[45ms.H4]/(0.000001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+[45ms.B5]*[45ms.A5]" office:value-type="float" office:value="0" calcext:value-type="float">
            <text:p>0</text:p>
          </table:table-cell>
          <table:table-cell table:number-columns-repeated="2"/>
          <table:table-cell table:formula="of:=+[45ms.E5]-[45ms.D5]" office:value-type="float" office:value="0" calcext:value-type="float">
            <text:p>0</text:p>
          </table:table-cell>
          <table:table-cell table:formula="of:=+[45ms.F5]" office:value-type="float" office:value="0" calcext:value-type="float">
            <text:p>0</text:p>
          </table:table-cell>
          <table:table-cell table:formula="of:=+[45ms.G5]/[45ms.C5]" office:value-type="string" office:string-value="" calcext:value-type="error">
            <text:p>#DIV/0!</text:p>
          </table:table-cell>
          <table:table-cell table:formula="of:=+[45ms.H5]/(0.000001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+[45ms.B6]*[45ms.A6]" office:value-type="float" office:value="0" calcext:value-type="float">
            <text:p>0</text:p>
          </table:table-cell>
          <table:table-cell table:number-columns-repeated="2"/>
          <table:table-cell table:formula="of:=+[45ms.E6]-[45ms.D6]" office:value-type="float" office:value="0" calcext:value-type="float">
            <text:p>0</text:p>
          </table:table-cell>
          <table:table-cell table:formula="of:=+[45ms.F6]" office:value-type="float" office:value="0" calcext:value-type="float">
            <text:p>0</text:p>
          </table:table-cell>
          <table:table-cell table:formula="of:=+[45ms.G6]/[45ms.C6]" office:value-type="string" office:string-value="" calcext:value-type="error">
            <text:p>#DIV/0!</text:p>
          </table:table-cell>
          <table:table-cell table:formula="of:=+[45ms.H6]/(0.000001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  <table:table-cell table:style-name="Default" table:formula="of:=+AVERAGE([.I2:.I3])" office:value-type="float" office:value="0.206777777777781" calcext:value-type="float">
            <text:p>0,206777777777781</text:p>
          </table:table-cell>
        </table:table-row>
      </table:table>
      <table:table table:name="Calibracion" table:style-name="ta1">
        <table:shapes>
          <draw:frame draw:z-index="0" draw:style-name="gr1" draw:text-style-name="P1" svg:width="159.99mm" svg:height="89.99mm" svg:x="87.54mm" svg:y="10.03mm">
            <loext:p draw:notify-on-update-of-ranges="Calibracion.B3:Calibracion.B9 Calibracion.C3:Calibracion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uracion1Paso (s)</text:p>
          </table:table-cell>
          <table:table-cell office:value-type="string" calcext:value-type="string">
            <text:p>v (dm/s)</text:p>
          </table:table-cell>
          <table:table-cell office:value-type="string" calcext:value-type="string">
            <text:p>Q (ul/s)</text:p>
          </table:table-cell>
          <table:table-cell office:value-type="string" calcext:value-type="string">
            <text:p>Qteorico (l/s)</text:p>
          </table:table-cell>
          <table:table-cell office:value-type="string" calcext:value-type="string">
            <text:p>Qteorico (ul/s)</text:p>
          </table:table-cell>
          <table:table-cell office:value-type="string" calcext:value-type="string">
            <text:p>Error Q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0.005*2" office:value-type="float" office:value="0.01" calcext:value-type="float">
            <text:p>0,01</text:p>
          </table:table-cell>
          <table:table-cell table:formula="of:=+[.$B$11]/([.A3]*3200)" office:value-type="float" office:value="0.00033099375" calcext:value-type="float">
            <text:p>0,00033099375</text:p>
          </table:table-cell>
          <table:table-cell office:value-type="float" office:value="1.8542" calcext:value-type="float">
            <text:p>1,8542</text:p>
          </table:table-cell>
          <table:table-cell table:formula="of:=+[.B3]*[.$B$13]" office:value-type="float" office:value="0.00000186939630161667" calcext:value-type="float">
            <text:p>1,86939630161667E-06</text:p>
          </table:table-cell>
          <table:table-cell table:formula="of:=+[.D3]*1000000" office:value-type="float" office:value="1.86939630161667" calcext:value-type="float">
            <text:p>1,86939630161667</text:p>
          </table:table-cell>
          <table:table-cell table:formula="of:=+[.E3]-[.C3]" office:value-type="float" office:value="0.0151963016166654" calcext:value-type="float">
            <text:p>0,015196301616665</text:p>
          </table:table-cell>
          <table:table-cell/>
          <table:table-cell table:formula="of:=+0.015/2" office:value-type="float" office:value="0.0075" calcext:value-type="float">
            <text:p>0,0075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formula="of:=+[.$B$11]/([.A4]*3200)" office:value-type="float" office:value="0.0002206625" calcext:value-type="float">
            <text:p>0,0002206625</text:p>
          </table:table-cell>
          <table:table-cell office:value-type="float" office:value="1.199" calcext:value-type="float">
            <text:p>1,199</text:p>
          </table:table-cell>
          <table:table-cell table:formula="of:=+[.B4]*[.$B$13]" office:value-type="float" office:value="0.00000124626420107778" calcext:value-type="float">
            <text:p>1,24626420107778E-06</text:p>
          </table:table-cell>
          <table:table-cell table:formula="of:=+[.D4]*1000000" office:value-type="float" office:value="1.24626420107778" calcext:value-type="float">
            <text:p>1,24626420107778</text:p>
          </table:table-cell>
          <table:table-cell table:formula="of:=+[.E4]-[.C4]" office:value-type="float" office:value="0.0472642010777768" calcext:value-type="float">
            <text:p>0,047264201077777</text:p>
          </table:table-cell>
          <table:table-cell table:number-columns-repeated="2"/>
        </table:table-row>
        <table:table-row table:style-name="ro1">
          <table:table-cell table:formula="of:=10*0.002" office:value-type="float" office:value="0.02" calcext:value-type="float">
            <text:p>0,02</text:p>
          </table:table-cell>
          <table:table-cell table:formula="of:=+[.$B$11]/([.A5]*3200)" office:value-type="float" office:value="0.000165496875" calcext:value-type="float">
            <text:p>0,000165496875</text:p>
          </table:table-cell>
          <table:table-cell office:value-type="float" office:value="0.9165" calcext:value-type="float">
            <text:p>0,9165</text:p>
          </table:table-cell>
          <table:table-cell table:formula="of:=+[.B5]*[.$B$13]" office:value-type="float" office:value="0.000000934698150808333" calcext:value-type="float">
            <text:p>9,34698150808333E-07</text:p>
          </table:table-cell>
          <table:table-cell table:formula="of:=+[.D5]*1000000" office:value-type="float" office:value="0.934698150808333" calcext:value-type="float">
            <text:p>0,934698150808333</text:p>
          </table:table-cell>
          <table:table-cell table:formula="of:=+[.E5]-[.C5]" office:value-type="float" office:value="0.0181981508083326" calcext:value-type="float">
            <text:p>0,018198150808333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+[.$B$11]/([.A6]*3200)" office:value-type="float" office:value="0.0000827484375" calcext:value-type="float">
            <text:p>8,27484375E-05</text:p>
          </table:table-cell>
          <table:table-cell office:value-type="float" office:value="0.4371" calcext:value-type="float">
            <text:p>0,4371</text:p>
          </table:table-cell>
          <table:table-cell table:formula="of:=+[.B6]*[.$B$13]" office:value-type="float" office:value="0.000000467349075404166" calcext:value-type="float">
            <text:p>4,67349075404166E-07</text:p>
          </table:table-cell>
          <table:table-cell table:formula="of:=+[.D6]*1000000" office:value-type="float" office:value="0.467349075404166" calcext:value-type="float">
            <text:p>0,467349075404166</text:p>
          </table:table-cell>
          <table:table-cell table:formula="of:=+[.E6]-[.C6]" office:value-type="float" office:value="0.0302490754041663" calcext:value-type="float">
            <text:p>0,030249075404166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+[.$B$11]/([.A7]*3200)" office:value-type="float" office:value="0.00006619875" calcext:value-type="float">
            <text:p>6,619875E-05</text:p>
          </table:table-cell>
          <table:table-cell table:style-name="ce3" office:value-type="float" office:value="0.3615" calcext:value-type="float">
            <text:p>0,3615</text:p>
          </table:table-cell>
          <table:table-cell table:formula="of:=+[.B7]*[.$B$13]" office:value-type="float" office:value="0.000000373879260323333" calcext:value-type="float">
            <text:p>3,73879260323333E-07</text:p>
          </table:table-cell>
          <table:table-cell table:formula="of:=+[.D7]*1000000" office:value-type="float" office:value="0.373879260323333" calcext:value-type="float">
            <text:p>0,373879260323333</text:p>
          </table:table-cell>
          <table:table-cell table:formula="of:=+[.E7]-[.C7]" office:value-type="float" office:value="0.012379260323333" calcext:value-type="float">
            <text:p>0,012379260323333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+[.$B$11]/([.A8]*3200)" office:value-type="float" office:value="0.0000472848214285714" calcext:value-type="float">
            <text:p>4,72848214285714E-05</text:p>
          </table:table-cell>
          <table:table-cell office:value-type="float" office:value="0.2475" calcext:value-type="float">
            <text:p>0,2475</text:p>
          </table:table-cell>
          <table:table-cell table:formula="of:=+[.B8]*[.$B$13]" office:value-type="float" office:value="0.000000267056614516666" calcext:value-type="float">
            <text:p>2,67056614516666E-07</text:p>
          </table:table-cell>
          <table:table-cell table:formula="of:=+[.D8]*1000000" office:value-type="float" office:value="0.267056614516666" calcext:value-type="float">
            <text:p>0,267056614516666</text:p>
          </table:table-cell>
          <table:table-cell table:formula="of:=+[.E8]-[.C8]" office:value-type="float" office:value="0.0195566145166665" calcext:value-type="float">
            <text:p>0,01955661451666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+[.$B$11]/([.A9]*3200)" office:value-type="float" office:value="0.0000367770833333333" calcext:value-type="float">
            <text:p>3,67770833333333E-05</text:p>
          </table:table-cell>
          <table:table-cell office:value-type="float" office:value="0.2067" calcext:value-type="float">
            <text:p>0,2067</text:p>
          </table:table-cell>
          <table:table-cell table:formula="of:=+[.B9]*[.$B$13]" office:value-type="float" office:value="0.00000020771070017963" calcext:value-type="float">
            <text:p>2,0771070017963E-07</text:p>
          </table:table-cell>
          <table:table-cell table:formula="of:=+[.D9]*1000000" office:value-type="float" office:value="0.207710700179629" calcext:value-type="float">
            <text:p>0,207710700179629</text:p>
          </table:table-cell>
          <table:table-cell table:formula="of:=+[.E9]-[.C9]" office:value-type="float" office:value="0.00101070017962948" calcext:value-type="float">
            <text:p>0,00101070017962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oRosca (dm)</text:p>
          </table:table-cell>
          <table:table-cell table:formula="of:=+0.0417*2.54/10" office:value-type="float" office:value="0.0105918" calcext:value-type="float">
            <text:p>0,0105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oEmbolo (dm)</text:p>
          </table:table-cell>
          <table:table-cell table:formula="of:=+0.0848/2" office:value-type="float" office:value="0.0424" calcext:value-type="float">
            <text:p>0,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aEmbolo</text:p>
          </table:table-cell>
          <table:table-cell table:formula="of:=+[.B12]*[.B12]*PI()" office:value-type="float" office:value="0.00564782960891759" calcext:value-type="float">
            <text:p>0,0056478296089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7:32:54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9:17:57.729635774</meta:creation-date>
    <dc:date>2017-05-17T17:34:43.650000000</dc:date>
    <meta:editing-duration>PT4H18M6S</meta:editing-duration>
    <meta:editing-cycles>24</meta:editing-cycles>
    <meta:generator>LibreOffice/5.3.0.3$Windows_x86 LibreOffice_project/7074905676c47b82bbcfbea1aeefc84afe1c50e1</meta:generator>
    <meta:document-statistic meta:table-count="8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8cm" svg:y="0.262cm" chart:style-name="ch2">
          <text:p>Calibración</text:p>
        </chart:title>
        <chart:plot-area chart:style-name="ch3" table:cell-range-address="Calibracion.B3:Calibracion.C9" svg:x="1.279cm" svg:y="1.248cm" svg:width="14.401cm" svg:height="6.643cm">
          <chartooo:coordinate-region svg:x="2.006cm" svg:y="1.421cm" svg:width="13.065cm" svg:height="5.876cm"/>
          <chart:axis chart:dimension="x" chart:name="primary-x" chart:style-name="ch4">
            <chart:title svg:x="7.826cm" svg:y="8.071cm" chart:style-name="ch5">
              <text:p>V (dm/s)</text:p>
            </chart:title>
          </chart:axis>
          <chart:axis chart:dimension="y" chart:name="primary-y" chart:style-name="ch4">
            <chart:title svg:x="0.451cm" svg:y="5.142cm" chart:style-name="ch6">
              <text:p>Q (ul/s)</text:p>
            </chart:title>
            <chart:grid chart:style-name="ch7" chart:class="major"/>
          </chart:axis>
          <chart:series chart:style-name="ch8" chart:values-cell-range-address="Calibracion.C3:Calibracion.C9" chart:class="chart:scatter">
            <chart:domain table:cell-range-address="Calibracion.B3:Calibracion.B9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3099375">
                <text:p>0.00033099375</text:p>
                <draw:g>
                  <svg:desc>Calibracion.B3:Calibracion.B9</svg:desc>
                </draw:g>
              </table:table-cell>
              <table:table-cell office:value-type="float" office:value="1.8542">
                <text:p>1.8542</text:p>
                <draw:g>
                  <svg:desc>Calibracion.C3:Calibracion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06625">
                <text:p>0.0002206625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65496875">
                <text:p>0.000165496875</text:p>
              </table:table-cell>
              <table:table-cell office:value-type="float" office:value="0.9165">
                <text:p>0.9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27484375">
                <text:p>0.0000827484375</text:p>
              </table:table-cell>
              <table:table-cell office:value-type="float" office:value="0.4371">
                <text:p>0.4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619875">
                <text:p>0.00006619875</text:p>
              </table:table-cell>
              <table:table-cell office:value-type="float" office:value="0.3615">
                <text:p>0.3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72848214285714">
                <text:p>0.0000472848214285714</text:p>
              </table:table-cell>
              <table:table-cell office:value-type="float" office:value="0.2475">
                <text:p>0.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67770833333333">
                <text:p>0.0000367770833333333</text:p>
              </table:table-cell>
              <table:table-cell office:value-type="float" office:value="0.2067">
                <text:p>0.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